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04423d" officeooo:paragraph-rsid="0004423d" style:font-weight-asian="bold" style:font-weight-complex="bold"/>
    </style:style>
    <style:style style:name="P2" style:family="paragraph" style:parent-style-name="Standard">
      <style:text-properties style:font-name="Arial" fo:font-style="italic" style:text-underline-style="solid" style:text-underline-width="auto" style:text-underline-color="font-color" fo:font-weight="normal" officeooo:rsid="0004423d" officeooo:paragraph-rsid="0004423d" style:font-style-asian="italic" style:font-weight-asian="normal" style:font-style-complex="italic" style:font-weight-complex="normal"/>
    </style:style>
    <style:style style:name="P3" style:family="paragraph" style:parent-style-name="Standard">
      <style:text-properties style:font-name="Arial" fo:font-style="italic" style:text-underline-style="none" fo:font-weight="normal" officeooo:rsid="000a4d54" officeooo:paragraph-rsid="000a4d54" style:font-style-asian="italic" style:font-weight-asian="normal" style:font-style-complex="italic" style:font-weight-complex="normal"/>
    </style:style>
    <style:style style:name="P4" style:family="paragraph" style:parent-style-name="Standard">
      <style:text-properties style:font-name="Arial" fo:font-style="italic" style:text-underline-style="none" fo:font-weight="normal" officeooo:rsid="000b1f74" officeooo:paragraph-rsid="000b1f74" style:font-style-asian="italic" style:font-weight-asian="normal" style:font-style-complex="italic" style:font-weight-complex="normal"/>
    </style:style>
    <style:style style:name="P5" style:family="paragraph" style:parent-style-name="Standard">
      <style:text-properties style:font-name="Arial" fo:font-style="italic" style:text-underline-style="none" fo:font-weight="normal" officeooo:rsid="000b6c42" officeooo:paragraph-rsid="000b1f74" style:font-style-asian="italic" style:font-weight-asian="normal" style:font-style-complex="italic" style:font-weight-complex="normal"/>
    </style:style>
    <style:style style:name="P6" style:family="paragraph" style:parent-style-name="Standard">
      <style:text-properties style:font-name="Arial" fo:font-style="normal" style:text-underline-style="none" fo:font-weight="normal" officeooo:rsid="0004423d" officeooo:paragraph-rsid="0004423d" style:font-style-asian="normal" style:font-weight-asian="normal" style:font-style-complex="normal" style:font-weight-complex="normal"/>
    </style:style>
    <style:style style:name="P7" style:family="paragraph" style:parent-style-name="Standard">
      <style:text-properties style:font-name="Arial" fo:font-style="normal" style:text-underline-style="none" fo:font-weight="normal" officeooo:rsid="0007995c" officeooo:paragraph-rsid="0007995c" style:font-style-asian="normal" style:font-weight-asian="normal" style:font-style-complex="normal" style:font-weight-complex="normal"/>
    </style:style>
    <style:style style:name="P8" style:family="paragraph" style:parent-style-name="Standard">
      <style:text-properties style:font-name="Arial" fo:font-style="normal" style:text-underline-style="none" fo:font-weight="normal" officeooo:rsid="0007d1b1" officeooo:paragraph-rsid="0007d1b1" style:font-style-asian="normal" style:font-weight-asian="normal" style:font-style-complex="normal" style:font-weight-complex="normal"/>
    </style:style>
    <style:style style:name="P9" style:family="paragraph" style:parent-style-name="Standard">
      <style:text-properties style:font-name="Arial" fo:font-style="normal" style:text-underline-style="none" fo:font-weight="normal" officeooo:rsid="000a4d54" officeooo:paragraph-rsid="000a4d54" style:font-style-asian="normal" style:font-weight-asian="normal" style:font-style-complex="normal" style:font-weight-complex="normal"/>
    </style:style>
    <style:style style:name="P10" style:family="paragraph" style:parent-style-name="Standard">
      <style:text-properties style:font-name="Arial" fo:font-style="normal" style:text-underline-style="none" fo:font-weight="normal" officeooo:rsid="000b1f74" officeooo:paragraph-rsid="000b1f74" style:font-style-asian="normal" style:font-weight-asian="normal" style:font-style-complex="normal" style:font-weight-complex="normal"/>
    </style:style>
    <style:style style:name="P11" style:family="paragraph" style:parent-style-name="Standard">
      <style:text-properties style:font-name="Arial" fo:font-style="normal" style:text-underline-style="none" fo:font-weight="normal" officeooo:rsid="000b6c42" officeooo:paragraph-rsid="000b6c42" style:font-style-asian="normal" style:font-weight-asian="normal" style:font-style-complex="normal" style:font-weight-complex="normal"/>
    </style:style>
    <style:style style:name="P12" style:family="paragraph" style:parent-style-name="Standard">
      <style:text-properties style:font-name="Arial" fo:font-style="normal" style:text-underline-style="none" fo:font-weight="normal" officeooo:rsid="000bee0e" officeooo:paragraph-rsid="000bee0e" style:font-style-asian="normal" style:font-weight-asian="normal" style:font-style-complex="normal" style:font-weight-complex="normal"/>
    </style:style>
    <style:style style:name="P13" style:family="paragraph" style:parent-style-name="Standard">
      <style:text-properties style:font-name="Arial" fo:font-style="normal" style:text-underline-style="none" fo:font-weight="normal" officeooo:rsid="000d4105" officeooo:paragraph-rsid="000d4105" style:font-style-asian="normal" style:font-weight-asian="normal" style:font-style-complex="normal" style:font-weight-complex="normal"/>
    </style:style>
    <style:style style:name="P14" style:family="paragraph" style:parent-style-name="Standard">
      <style:text-properties style:font-name="Arial" fo:font-style="normal" style:text-underline-style="none" fo:font-weight="normal" officeooo:rsid="0010dfdc" officeooo:paragraph-rsid="0010dfdc" style:font-style-asian="normal" style:font-weight-asian="normal" style:font-style-complex="normal" style:font-weight-complex="normal"/>
    </style:style>
    <style:style style:name="P15" style:family="paragraph" style:parent-style-name="Standard">
      <style:text-properties style:font-name="Arial" fo:font-style="normal" style:text-underline-style="solid" style:text-underline-width="auto" style:text-underline-color="font-color" fo:font-weight="bold" officeooo:rsid="0007995c" officeooo:paragraph-rsid="0007995c" style:font-style-asian="normal" style:font-weight-asian="bold" style:font-style-complex="normal" style:font-weight-complex="bold"/>
    </style:style>
    <style:style style:name="P16" style:family="paragraph" style:parent-style-name="Standard">
      <style:text-properties style:font-name="Arial" fo:font-style="normal" style:text-underline-style="solid" style:text-underline-width="auto" style:text-underline-color="font-color" fo:font-weight="bold" officeooo:rsid="000bee0e" officeooo:paragraph-rsid="000bee0e" style:font-style-asian="normal" style:font-weight-asian="bold" style:font-style-complex="normal" style:font-weight-complex="bold"/>
    </style:style>
    <style:style style:name="T1" style:family="text">
      <style:text-properties officeooo:rsid="0005b3ca"/>
    </style:style>
    <style:style style:name="T2" style:family="text">
      <style:text-properties officeooo:rsid="0007995c"/>
    </style:style>
    <style:style style:name="T3" style:family="text">
      <style:text-properties officeooo:rsid="0007eef9"/>
    </style:style>
    <style:style style:name="T4" style:family="text">
      <style:text-properties officeooo:rsid="000d23be"/>
    </style:style>
    <style:style style:name="T5" style:family="text">
      <style:text-properties officeooo:rsid="000e67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194427596" text:outline-level="2"/>PriorityQueue.<text:span text:style-name="T2">py</text:span><text:toc-mark-end text:id="IMark194427596"/></text:p>
      <text:p text:style-name="P2"/>
      <text:p text:style-name="P6">This module provides the priority queue object for the A* Priority Queue variant to improve the speed of the search for longer searches. It stores the values in a list and uses a binary search to find the correct <text:span text:style-name="T1">item if present. This can be used to remove and add items in O(log N) time, improving the performance in many cases.</text:span></text:p>
      <text:p text:style-name="P6"/>
      <text:p text:style-name="P15"><text:toc-mark-start text:id="IMark247559980" text:outline-level="3"/>Priority Queue <text:toc-mark-end text:id="IMark247559980"/></text:p>
      <text:p text:style-name="P15"/>
      <text:p text:style-name="P14">class PriorityQueue:</text:p>
      <text:p text:style-name="P14"><text:s text:c="4"/>def __init__(self):</text:p>
      <text:p text:style-name="P14"><text:s text:c="8"/>self._Queue = []</text:p>
      <text:p text:style-name="P14"/>
      <text:p text:style-name="P14"><text:s text:c="4"/>def put(self,item):</text:p>
      <text:p text:style-name="P14">## <text:s text:c="7"/>print(self.Queue, <text:s/>"&lt;--" , item)</text:p>
      <text:p text:style-name="P14"><text:s text:c="8"/>found,index = BinarySearch(self._Queue,item)</text:p>
      <text:p text:style-name="P14"><text:s text:c="8"/>if self._Queue != [] and self._Queue[index] &lt; item:</text:p>
      <text:p text:style-name="P14"><text:s text:c="12"/>index +=1</text:p>
      <text:p text:style-name="P14"><text:s text:c="8"/>self._Queue.insert(index,item)</text:p>
      <text:p text:style-name="P14">## <text:s text:c="7"/>print(self.Queue,index)</text:p>
      <text:p text:style-name="P14"/>
      <text:p text:style-name="P14"><text:s text:c="4"/>def pop(self):</text:p>
      <text:p text:style-name="P14"><text:s text:c="8"/>return self._Queue.pop(0)</text:p>
      <text:p text:style-name="P14"/>
      <text:p text:style-name="P14"><text:s text:c="4"/>def remove(self,item):</text:p>
      <text:p text:style-name="P14"><text:s text:c="8"/>found,index = BinarySearch(self._Queue,item)</text:p>
      <text:p text:style-name="P14"><text:s text:c="8"/>if found:</text:p>
      <text:p text:style-name="P14"><text:s text:c="12"/>self._Queue.pop(index)</text:p>
      <text:p text:style-name="P14"><text:s text:c="8"/>else:</text:p>
      <text:p text:style-name="P14"><text:s text:c="12"/>raise ValueError("Item not in priority queue")</text:p>
      <text:p text:style-name="P7"/>
      <text:p text:style-name="P7"/>
      <text:p text:style-name="P8">When instantiated an empty list is created in the variable Queue. The object additionally has the method put, pop and remove. The method put places the item in the list in the correct position, taking an item with equality and comparator methods as a<text:span text:style-name="T3">n argument. A call to the binary search function using the list and item will reveal the approximate location at which the item should be inserted. The list insert method will place the item at that index <text:s/>then shift all following items across by one. However as the binary search algorithm finds the closest location this may introduce incorrect orderings if certain list orderings and values are to be inserted. Therefore the if statement ensures the ordering is correct.</text:span></text:p>
      <text:p text:style-name="P8"/>
      <text:p text:style-name="P9">For example, without the if statement:</text:p>
      <text:p text:style-name="P9"/>
      <text:p text:style-name="P3">&gt;&gt;&gt; p.Queue</text:p>
      <text:p text:style-name="P3">[1, 2, 3, 4, 5, 7, 8, 9]</text:p>
      <text:p text:style-name="P3">&gt;&gt;&gt; p.put(6)</text:p>
      <text:p text:style-name="P3">&gt;&gt;&gt; p.Queue</text:p>
      <text:p text:style-name="P3">[1, 2, 3, 4, 6, 5, 7, 8, 9]</text:p>
      <text:p text:style-name="P3"/>
      <text:p text:style-name="P10">With the if statement:</text:p>
      <text:p text:style-name="P10"/>
      <text:p text:style-name="P4">&gt;&gt;&gt; p.Queue</text:p>
      <text:p text:style-name="P4"><text:soft-page-break/>[1, 2, 3, 4, 5, 7, 8, 9]</text:p>
      <text:p text:style-name="P4">&gt;&gt;&gt; p.put(6)</text:p>
      <text:p text:style-name="P4">&gt;&gt;&gt; p.Queue</text:p>
      <text:p text:style-name="P4">[1, 2, 3, 4, 5, 6, 7, 8, 9]</text:p>
      <text:p text:style-name="P10"/>
      <text:p text:style-name="P5"/>
      <text:p text:style-name="P11">The pop method removes the first item in the priority queue.</text:p>
      <text:p text:style-name="P11">The remove method removes the item in passed as an argument from the priority queue. This is used in the priority queue to adjust values in the priority queue i.e. a change in f value. <text:span text:style-name="T4">It performs a binary search on the queue, if it is found it will pop the item from the queue, if it not found a value error will be raised.</text:span></text:p>
      <text:p text:style-name="P11"/>
      <text:p text:style-name="P11"/>
      <text:p text:style-name="P16"><text:toc-mark-start text:id="IMark131341724" text:outline-level="3"/>BinarySearch<text:toc-mark-end text:id="IMark131341724"/></text:p>
      <text:p text:style-name="P12"/>
      <text:p text:style-name="P13">def BinarySearch(SearchList,item):</text:p>
      <text:p text:style-name="P13"><text:s text:c="4"/>found = False</text:p>
      <text:p text:style-name="P13"><text:s text:c="4"/>start = 0</text:p>
      <text:p text:style-name="P13"><text:s text:c="4"/>end = len(SearchList)-1</text:p>
      <text:p text:style-name="P13"><text:s text:c="4"/>mid = (start+end)//2</text:p>
      <text:p text:style-name="P13"><text:s text:c="4"/>while not found and start &lt;= end:</text:p>
      <text:p text:style-name="P13"><text:s text:c="8"/>mid = (start+end)//2</text:p>
      <text:p text:style-name="P13"><text:s text:c="8"/>current = SearchList[mid]</text:p>
      <text:p text:style-name="P13"><text:s text:c="8"/>if current &lt; item:</text:p>
      <text:p text:style-name="P13"><text:s text:c="12"/>start = mid +1</text:p>
      <text:p text:style-name="P13"><text:s text:c="8"/>elif current &gt; item:</text:p>
      <text:p text:style-name="P13"><text:s text:c="12"/>end = mid - 1</text:p>
      <text:p text:style-name="P13"><text:s text:c="8"/>else:</text:p>
      <text:p text:style-name="P13"><text:s text:c="12"/>found = True</text:p>
      <text:p text:style-name="P13"/>
      <text:p text:style-name="P13"><text:s text:c="4"/>return found,mid</text:p>
      <text:p text:style-name="P13"/>
      <text:p text:style-name="P13"/>
      <text:p text:style-name="P13">The search takes two arguments, a list and an item to be searched for. The found variable is set to false and start,end and mid set to 0, length of list -1 and (start+end)//2 respectively. The while loop continues until the item is found or start would be greater than end. The mid point of the current search section is calculated, the current item is taken from the list and stored in a variable to reduce <text:span text:style-name="T5">list lookups. The current item is then compared to the item to be found, if it is less than the item to be found start is set to mid +1. If the current value is larger than the item to be found the end is set to mid -1. Finally if the current is not greater and not less than the item it must be equal to, therefore found is set to True. Finally found and the mid point is returned , showing if the item was found and the closest index. <text:s/>The order of the if statements is different to the original implementation as if the length of the list is greater than 3 then it is more common to have one of the two comparison operations to result in a true value, therefore requiring fewer logic statements to be evalu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24:57.060000000</meta:creation-date>
    <dc:date>2018-02-27T09:28:11.007670528</dc:date>
    <meta:editing-duration>PT52M16S</meta:editing-duration>
    <meta:editing-cycles>18</meta:editing-cycles>
    <meta:generator>LibreOffice/5.4.5.1$Linux_x86 LibreOffice_project/40m0$Build-1</meta:generator>
    <meta:document-statistic meta:table-count="0" meta:image-count="0" meta:object-count="0" meta:page-count="2" meta:paragraph-count="53" meta:word-count="637" meta:character-count="3792" meta:non-whitespace-character-count="2975"/>
  </office:meta>
</office:document-meta>
</file>